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a40000" draw:textarea-horizontal-align="justify" draw:textarea-vertical-align="middle" draw:auto-grow-height="false" draw:shadow="visible" draw:shadow-offset-x="0.07cm" draw:shadow-offset-y="0.0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.15cm" svg:y1="0.375cm" svg:x2="1.45cm" svg:y2="1.525cm">
          <text:p/>
        </draw:line>
        <draw:line draw:style-name="gr1" draw:text-style-name="P1" draw:layer="layout" svg:x1="0.35cm" svg:y1="1.325cm" svg:x2="1.45cm" svg:y2="1.525cm">
          <text:p/>
        </draw:line>
        <draw:line draw:style-name="gr1" draw:text-style-name="P1" draw:layer="layout" svg:x1="0.35cm" svg:y1="1.325cm" svg:x2="1.15cm" svg:y2="0.375cm">
          <text:p/>
        </draw:line>
        <draw:custom-shape draw:style-name="gr2" draw:text-style-name="P1" draw:layer="layout" svg:width="0.379cm" svg:height="0.38cm" svg:x="0.975cm" svg:y="0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9cm" svg:height="0.379cm" svg:x="1.25cm" svg:y="1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9cm" svg:height="0.379cm" svg:x="0.171cm" svg:y="1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21T20:41:14.66</meta:creation-date>
    <dc:date>2009-12-09T16:42:53.99</dc:date>
    <meta:editing-duration>PT13H22M47S</meta:editing-duration>
    <meta:editing-cycles>10</meta:editing-cycles>
    <meta:generator>OpenOffice.org/3.0$Win32 OpenOffice.org_project/300m15$Build-9379</meta:generator>
    <meta:document-statistic meta:object-count="6"/>
    <meta:user-defined meta:name="Info 1"/>
    <meta:user-defined meta:name="Info 2"/>
    <meta:user-defined meta:name="Info 3"/>
    <meta:user-defined meta:name="Info 4"/>
  </office:meta>
</office:document-meta>
</file>